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ff66" draw:textarea-horizontal-align="justify" draw:textarea-vertical-align="middle" draw:auto-grow-height="false" fo:min-height="1.15cm" fo:min-width="4cm"/>
    </style:style>
    <style:style style:name="gr2" style:family="graphic" style:parent-style-name="standard">
      <style:graphic-properties svg:stroke-color="#000000" draw:fill-color="#9999ff" draw:textarea-horizontal-align="justify" draw:textarea-vertical-align="middle" draw:auto-grow-height="false" fo:min-height="1.15cm" fo:min-width="4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726cm" fo:min-width="1.61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594cm" fo:min-width="0.601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.4cm" svg:x="7.7cm" svg:y="1.6cm">
          <text:p text:style-name="P1">U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4.5cm" svg:height="1.4cm" svg:x="7.701cm" svg:y="4.001cm">
          <text:p text:style-name="P1">API Gate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3" draw:id="id3" draw:layer="layout" svg:width="3cm" svg:height="2.8cm" svg:x="8.4cm" svg:y="6.9cm">
          <text:p text:style-name="P1">Message</text:p>
          <text:p text:style-name="P1">Queu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draw:type="line" svg:x1="9.95cm" svg:y1="3cm" svg:x2="9.951cm" svg:y2="4.001cm" draw:start-shape="id1" draw:start-glue-point="6" draw:end-shape="id2" draw:end-glue-point="4" svg:d="M9950 3000l1 1001" svg:viewBox="0 0 2 1002">
          <text:p/>
        </draw:connector>
        <draw:custom-shape draw:style-name="gr2" draw:text-style-name="P3" xml:id="id4" draw:id="id4" draw:layer="layout" svg:width="4.5cm" svg:height="1.4cm" svg:x="5.022cm" svg:y="10.523cm">
          <text:p text:style-name="P1">Serviço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4.5cm" svg:height="1.4cm" svg:x="10.503cm" svg:y="10.503cm">
          <text:p text:style-name="P1">Serviço 2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5" draw:layer="layout" draw:type="line" svg:x1="8.839cm" svg:y1="9.29cm" svg:x2="7.272cm" svg:y2="10.523cm" draw:start-shape="id3" draw:start-glue-point="7" draw:end-shape="id4" draw:end-glue-point="4" svg:d="M8839 9290l-1567 1233" svg:viewBox="0 0 1568 1234">
          <text:p/>
        </draw:connector>
        <draw:connector draw:style-name="gr5" draw:text-style-name="P5" draw:layer="layout" draw:type="line" svg:x1="10.961cm" svg:y1="9.29cm" svg:x2="12.753cm" svg:y2="10.503cm" draw:start-shape="id3" draw:start-glue-point="9" draw:end-shape="id5" draw:end-glue-point="4" svg:d="M10961 9290l1792 1213" svg:viewBox="0 0 1793 1214">
          <text:p/>
        </draw:connector>
        <draw:connector draw:style-name="gr5" draw:text-style-name="P5" draw:layer="layout" draw:type="line" svg:x1="9.951cm" svg:y1="5.401cm" svg:x2="9.9cm" svg:y2="6.9cm" draw:start-shape="id2" draw:start-glue-point="6" draw:end-shape="id3" svg:d="M9951 5401l-51 1499" svg:viewBox="0 0 52 1500">
          <text:p/>
        </draw:connector>
        <draw:custom-shape draw:style-name="gr6" draw:text-style-name="P1" xml:id="id6" draw:id="id6" draw:layer="layout" svg:width="1.1cm" svg:height="1.6cm" svg:x="6.72cm" svg:y="13.02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" xml:id="id7" draw:id="id7" draw:layer="layout" svg:width="1.1cm" svg:height="1.6cm" svg:x="12.2cm" svg:y="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5" draw:layer="layout" draw:type="line" svg:x1="7.272cm" svg:y1="11.923cm" svg:x2="7.27cm" svg:y2="13.021cm" draw:start-shape="id4" draw:start-glue-point="6" draw:end-shape="id6" draw:end-glue-point="5" svg:d="M7272 11923l-2 1098" svg:viewBox="0 0 3 1099">
          <text:p/>
        </draw:connector>
        <draw:connector draw:style-name="gr5" draw:text-style-name="P5" draw:layer="layout" draw:type="line" svg:x1="12.753cm" svg:y1="11.903cm" svg:x2="12.75cm" svg:y2="13cm" draw:start-shape="id5" draw:start-glue-point="6" draw:end-shape="id7" draw:end-glue-point="5" svg:d="M12753 11903l-3 1097" svg:viewBox="0 0 4 10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9:17:15.756078523</meta:creation-date>
    <dc:date>2016-09-28T19:33:03.636436031</dc:date>
    <meta:editing-duration>PT5M37S</meta:editing-duration>
    <meta:editing-cycles>1</meta:editing-cycles>
    <meta:document-statistic meta:object-count="13"/>
    <meta:generator>LibreOffice/5.1.4.2$Linux_X86_64 LibreOffice_project/10m0$Build-2</meta:generator>
  </office:meta>
</office:document-meta>
</file>